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t-volts" table:style-name="ta1">
        <table:shapes>
          <draw:frame draw:z-index="0" draw:style-name="gr1" draw:text-style-name="P1" svg:width="434.73mm" svg:height="210.91mm" svg:x="32.49mm" svg:y="1.06mm">
            <loext:p draw:notify-on-update-of-ranges="'bat-volts'.B1:'bat-volts'.B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82" calcext:value-type="float">
            <text:p>582</text:p>
          </table:table-cell>
          <table:table-cell table:formula="of:=[.A1]*12.04/579" office:value-type="float" office:value="12.1023834196891" calcext:value-type="float">
            <text:p>12.102383419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2]*12.04/579" office:value-type="float" office:value="12.0815889464594" calcext:value-type="float">
            <text:p>12.08158894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3]*12.04/579" office:value-type="float" office:value="13.6411744386874" calcext:value-type="float">
            <text:p>13.641174438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4]*12.04/579" office:value-type="float" office:value="14.3897754749568" calcext:value-type="float">
            <text:p>14.38977547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5]*12.04/579" office:value-type="float" office:value="13.2252849740933" calcext:value-type="float">
            <text:p>13.225284974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]*12.04/579" office:value-type="float" office:value="13.246079447323" calcext:value-type="float">
            <text:p>13.246079447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7]*12.04/579" office:value-type="float" office:value="13.2044905008636" calcext:value-type="float">
            <text:p>13.204490500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8]*12.04/579" office:value-type="float" office:value="13.1836960276339" calcext:value-type="float">
            <text:p>13.183696027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9]*12.04/579" office:value-type="float" office:value="13.1213126079447" calcext:value-type="float">
            <text:p>13.121312607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10]*12.04/579" office:value-type="float" office:value="13.2044905008636" calcext:value-type="float">
            <text:p>13.204490500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11]*12.04/579" office:value-type="float" office:value="13.246079447323" calcext:value-type="float">
            <text:p>13.246079447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12]*12.04/579" office:value-type="float" office:value="13.1629015544041" calcext:value-type="float">
            <text:p>13.162901554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13]*12.04/579" office:value-type="float" office:value="13.2876683937824" calcext:value-type="float">
            <text:p>13.287668393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14]*12.04/579" office:value-type="float" office:value="13.4124352331606" calcext:value-type="float">
            <text:p>13.412435233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15]*12.04/579" office:value-type="float" office:value="13.4748186528497" calcext:value-type="float">
            <text:p>13.474818652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16]*12.04/579" office:value-type="float" office:value="13.4748186528497" calcext:value-type="float">
            <text:p>13.474818652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17]*12.04/579" office:value-type="float" office:value="13.4956131260794" calcext:value-type="float">
            <text:p>13.495613126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18]*12.04/579" office:value-type="float" office:value="13.4956131260794" calcext:value-type="float">
            <text:p>13.495613126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19]*12.04/579" office:value-type="float" office:value="13.5372020725389" calcext:value-type="float">
            <text:p>13.53720207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20]*12.04/579" office:value-type="float" office:value="13.3916407599309" calcext:value-type="float">
            <text:p>13.391640759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21]*12.04/579" office:value-type="float" office:value="13.3916407599309" calcext:value-type="float">
            <text:p>13.391640759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22]*12.04/579" office:value-type="float" office:value="13.3916407599309" calcext:value-type="float">
            <text:p>13.391640759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23]*12.04/579" office:value-type="float" office:value="13.45402417962" calcext:value-type="float">
            <text:p>13.454024179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24]*12.04/579" office:value-type="float" office:value="13.5579965457686" calcext:value-type="float">
            <text:p>13.557996545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25]*12.04/579" office:value-type="float" office:value="13.45402417962" calcext:value-type="float">
            <text:p>13.454024179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26]*12.04/579" office:value-type="float" office:value="13.4124352331606" calcext:value-type="float">
            <text:p>13.412435233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27]*12.04/579" office:value-type="float" office:value="13.5372020725389" calcext:value-type="float">
            <text:p>13.537202072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28]*12.04/579" office:value-type="float" office:value="13.4956131260794" calcext:value-type="float">
            <text:p>13.495613126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29]*12.04/579" office:value-type="float" office:value="13.4956131260794" calcext:value-type="float">
            <text:p>13.495613126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30]*12.04/579" office:value-type="float" office:value="13.3708462867012" calcext:value-type="float">
            <text:p>13.370846286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31]*12.04/579" office:value-type="float" office:value="13.45402417962" calcext:value-type="float">
            <text:p>13.454024179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32]*12.04/579" office:value-type="float" office:value="13.3916407599309" calcext:value-type="float">
            <text:p>13.391640759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33]*12.04/579" office:value-type="float" office:value="13.2668739205527" calcext:value-type="float">
            <text:p>13.266873920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34]*12.04/579" office:value-type="float" office:value="13.4956131260794" calcext:value-type="float">
            <text:p>13.495613126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35]*12.04/579" office:value-type="float" office:value="13.5787910189983" calcext:value-type="float">
            <text:p>13.57879101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36]*12.04/579" office:value-type="float" office:value="13.5787910189983" calcext:value-type="float">
            <text:p>13.57879101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37]*12.04/579" office:value-type="float" office:value="13.6619689119171" calcext:value-type="float">
            <text:p>13.661968911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38]*12.04/579" office:value-type="float" office:value="13.6827633851468" calcext:value-type="float">
            <text:p>13.682763385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39]*12.04/579" office:value-type="float" office:value="13.6619689119171" calcext:value-type="float">
            <text:p>13.661968911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40]*12.04/579" office:value-type="float" office:value="13.6411744386874" calcext:value-type="float">
            <text:p>13.641174438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41]*12.04/579" office:value-type="float" office:value="13.7035578583765" calcext:value-type="float">
            <text:p>13.703557858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42]*12.04/579" office:value-type="float" office:value="13.6827633851468" calcext:value-type="float">
            <text:p>13.682763385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43]*12.04/579" office:value-type="float" office:value="13.599585492228" calcext:value-type="float">
            <text:p>13.599585492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44]*12.04/579" office:value-type="float" office:value="13.5787910189983" calcext:value-type="float">
            <text:p>13.57879101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45]*12.04/579" office:value-type="float" office:value="13.5787910189983" calcext:value-type="float">
            <text:p>13.57879101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46]*12.04/579" office:value-type="float" office:value="13.599585492228" calcext:value-type="float">
            <text:p>13.599585492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47]*12.04/579" office:value-type="float" office:value="13.6203799654577" calcext:value-type="float">
            <text:p>13.620379965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48]*12.04/579" office:value-type="float" office:value="13.6619689119171" calcext:value-type="float">
            <text:p>13.661968911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49]*12.04/579" office:value-type="float" office:value="13.6411744386874" calcext:value-type="float">
            <text:p>13.641174438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50]*12.04/579" office:value-type="float" office:value="13.6203799654577" calcext:value-type="float">
            <text:p>13.620379965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51]*12.04/579" office:value-type="float" office:value="13.5579965457686" calcext:value-type="float">
            <text:p>13.557996545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52]*12.04/579" office:value-type="float" office:value="13.599585492228" calcext:value-type="float">
            <text:p>13.599585492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53]*12.04/579" office:value-type="float" office:value="13.6411744386874" calcext:value-type="float">
            <text:p>13.641174438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54]*12.04/579" office:value-type="float" office:value="13.7035578583765" calcext:value-type="float">
            <text:p>13.703557858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55]*12.04/579" office:value-type="float" office:value="13.6411744386874" calcext:value-type="float">
            <text:p>13.641174438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56]*12.04/579" office:value-type="float" office:value="13.6619689119171" calcext:value-type="float">
            <text:p>13.661968911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57]*12.04/579" office:value-type="float" office:value="13.6827633851468" calcext:value-type="float">
            <text:p>13.682763385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58]*12.04/579" office:value-type="float" office:value="13.6619689119171" calcext:value-type="float">
            <text:p>13.661968911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59]*12.04/579" office:value-type="float" office:value="13.6827633851468" calcext:value-type="float">
            <text:p>13.682763385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0]*12.04/579" office:value-type="float" office:value="13.7243523316062" calcext:value-type="float">
            <text:p>13.72435233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1]*12.04/579" office:value-type="float" office:value="13.7659412780656" calcext:value-type="float">
            <text:p>13.765941278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2]*12.04/579" office:value-type="float" office:value="13.7451468048359" calcext:value-type="float">
            <text:p>13.745146804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3]*12.04/579" office:value-type="float" office:value="13.7451468048359" calcext:value-type="float">
            <text:p>13.745146804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4]*12.04/579" office:value-type="float" office:value="13.7659412780656" calcext:value-type="float">
            <text:p>13.765941278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5]*12.04/579" office:value-type="float" office:value="13.7243523316062" calcext:value-type="float">
            <text:p>13.72435233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]*12.04/579" office:value-type="float" office:value="13.7035578583765" calcext:value-type="float">
            <text:p>13.703557858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7]*12.04/579" office:value-type="float" office:value="13.6411744386874" calcext:value-type="float">
            <text:p>13.641174438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8]*12.04/579" office:value-type="float" office:value="13.6827633851468" calcext:value-type="float">
            <text:p>13.682763385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9]*12.04/579" office:value-type="float" office:value="13.6411744386874" calcext:value-type="float">
            <text:p>13.641174438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70]*12.04/579" office:value-type="float" office:value="13.599585492228" calcext:value-type="float">
            <text:p>13.599585492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71]*12.04/579" office:value-type="float" office:value="13.6203799654577" calcext:value-type="float">
            <text:p>13.620379965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72]*12.04/579" office:value-type="float" office:value="13.6619689119171" calcext:value-type="float">
            <text:p>13.661968911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73]*12.04/579" office:value-type="float" office:value="13.6619689119171" calcext:value-type="float">
            <text:p>13.661968911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74]*12.04/579" office:value-type="float" office:value="13.6203799654577" calcext:value-type="float">
            <text:p>13.620379965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75]*12.04/579" office:value-type="float" office:value="13.6203799654577" calcext:value-type="float">
            <text:p>13.620379965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76]*12.04/579" office:value-type="float" office:value="13.4124352331606" calcext:value-type="float">
            <text:p>13.412435233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77]*12.04/579" office:value-type="float" office:value="13.6203799654577" calcext:value-type="float">
            <text:p>13.620379965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78]*12.04/579" office:value-type="float" office:value="13.6827633851468" calcext:value-type="float">
            <text:p>13.682763385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79]*12.04/579" office:value-type="float" office:value="13.4332297063903" calcext:value-type="float">
            <text:p>13.433229706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80]*12.04/579" office:value-type="float" office:value="13.599585492228" calcext:value-type="float">
            <text:p>13.599585492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81]*12.04/579" office:value-type="float" office:value="13.6203799654577" calcext:value-type="float">
            <text:p>13.620379965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82]*12.04/579" office:value-type="float" office:value="13.6827633851468" calcext:value-type="float">
            <text:p>13.682763385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83]*12.04/579" office:value-type="float" office:value="13.6827633851468" calcext:value-type="float">
            <text:p>13.68276338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84]*12.04/579" office:value-type="float" office:value="13.5164075993092" calcext:value-type="float">
            <text:p>13.516407599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85]*12.04/579" office:value-type="float" office:value="13.6411744386874" calcext:value-type="float">
            <text:p>13.641174438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86]*12.04/579" office:value-type="float" office:value="13.5372020725389" calcext:value-type="float">
            <text:p>13.53720207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87]*12.04/579" office:value-type="float" office:value="13.45402417962" calcext:value-type="float">
            <text:p>13.454024179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88]*12.04/579" office:value-type="float" office:value="13.5787910189983" calcext:value-type="float">
            <text:p>13.57879101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89]*12.04/579" office:value-type="float" office:value="13.599585492228" calcext:value-type="float">
            <text:p>13.599585492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90]*12.04/579" office:value-type="float" office:value="13.6203799654577" calcext:value-type="float">
            <text:p>13.620379965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91]*12.04/579" office:value-type="float" office:value="13.7035578583765" calcext:value-type="float">
            <text:p>13.703557858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92]*12.04/579" office:value-type="float" office:value="13.3916407599309" calcext:value-type="float">
            <text:p>13.391640759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93]*12.04/579" office:value-type="float" office:value="13.7035578583765" calcext:value-type="float">
            <text:p>13.703557858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94]*12.04/579" office:value-type="float" office:value="13.6411744386874" calcext:value-type="float">
            <text:p>13.641174438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95]*12.04/579" office:value-type="float" office:value="13.6619689119171" calcext:value-type="float">
            <text:p>13.661968911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96]*12.04/579" office:value-type="float" office:value="13.6619689119171" calcext:value-type="float">
            <text:p>13.6619689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2T18:21:18.694147474</dc:date>
    <dc:creator>Adrian Bowyer</dc:creator>
    <meta:editing-duration>PT43M9S</meta:editing-duration>
    <meta:editing-cycles>1</meta:editing-cycles>
    <meta:document-statistic meta:table-count="1" meta:cell-count="192" meta:object-count="1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474cm" svg:height="21.092cm" xlink:href=".." xlink:type="simple" chart:class="chart:line" chart:style-name="ch1">
        <chart:legend chart:legend-position="end" svg:x="40.622cm" svg:y="10.247cm" style:legend-expansion="high" chart:style-name="ch2"/>
        <chart:plot-area chart:style-name="ch3" table:cell-range-address="'bat-volts'.B1:'bat-volts'.B96" svg:x="0.869cm" svg:y="0.421cm" svg:width="38.884cm" svg:height="20.25cm">
          <chartooo:coordinate-region svg:x="1.781cm" svg:y="0.621cm" svg:width="37.785cm" svg:height="19.4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t-volts'.B1:'bat-volts'.B96" chart:class="chart:line"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1023834196891">
                <text:p>12.1023834196891</text:p>
                <draw:g>
                  <svg:desc>'bat-volts'.B1:'bat-volts'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0815889464594">
                <text:p>12.081588946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411744386874">
                <text:p>13.6411744386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897754749568">
                <text:p>14.3897754749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2252849740933">
                <text:p>13.2252849740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46079447323">
                <text:p>13.246079447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2044905008636">
                <text:p>13.2044905008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1836960276339">
                <text:p>13.1836960276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1213126079447">
                <text:p>13.1213126079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2044905008636">
                <text:p>13.2044905008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46079447323">
                <text:p>13.246079447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1629015544041">
                <text:p>13.1629015544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2876683937824">
                <text:p>13.2876683937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124352331606">
                <text:p>13.4124352331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4748186528497">
                <text:p>13.4748186528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748186528497">
                <text:p>13.4748186528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4956131260794">
                <text:p>13.4956131260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4956131260794">
                <text:p>13.4956131260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5372020725389">
                <text:p>13.5372020725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3916407599309">
                <text:p>13.39164075993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3916407599309">
                <text:p>13.3916407599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3916407599309">
                <text:p>13.3916407599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5402417962">
                <text:p>13.45402417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5579965457686">
                <text:p>13.5579965457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5402417962">
                <text:p>13.45402417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4124352331606">
                <text:p>13.4124352331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372020725389">
                <text:p>13.5372020725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4956131260794">
                <text:p>13.4956131260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4956131260794">
                <text:p>13.4956131260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3708462867012">
                <text:p>13.3708462867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45402417962">
                <text:p>13.45402417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3916407599309">
                <text:p>13.39164075993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2668739205527">
                <text:p>13.2668739205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4956131260794">
                <text:p>13.4956131260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5787910189983">
                <text:p>13.57879101899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5787910189983">
                <text:p>13.5787910189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6619689119171">
                <text:p>13.6619689119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6827633851468">
                <text:p>13.6827633851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6619689119171">
                <text:p>13.6619689119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6411744386874">
                <text:p>13.64117443868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035578583765">
                <text:p>13.70355785837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6827633851468">
                <text:p>13.6827633851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599585492228">
                <text:p>13.599585492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5787910189983">
                <text:p>13.5787910189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787910189983">
                <text:p>13.5787910189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99585492228">
                <text:p>13.599585492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6203799654577">
                <text:p>13.6203799654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6619689119171">
                <text:p>13.6619689119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411744386874">
                <text:p>13.6411744386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6203799654577">
                <text:p>13.6203799654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5579965457686">
                <text:p>13.5579965457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599585492228">
                <text:p>13.5995854922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6411744386874">
                <text:p>13.6411744386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035578583765">
                <text:p>13.7035578583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6411744386874">
                <text:p>13.6411744386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6619689119171">
                <text:p>13.66196891191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6827633851468">
                <text:p>13.68276338514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6619689119171">
                <text:p>13.66196891191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6827633851468">
                <text:p>13.68276338514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7243523316062">
                <text:p>13.72435233160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7659412780656">
                <text:p>13.7659412780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7451468048359">
                <text:p>13.74514680483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7451468048359">
                <text:p>13.74514680483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7659412780656">
                <text:p>13.7659412780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7243523316062">
                <text:p>13.7243523316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7035578583765">
                <text:p>13.70355785837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6411744386874">
                <text:p>13.64117443868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827633851468">
                <text:p>13.68276338514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411744386874">
                <text:p>13.64117443868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599585492228">
                <text:p>13.5995854922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6203799654577">
                <text:p>13.62037996545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6619689119171">
                <text:p>13.6619689119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6619689119171">
                <text:p>13.66196891191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6203799654577">
                <text:p>13.6203799654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6203799654577">
                <text:p>13.62037996545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4124352331606">
                <text:p>13.41243523316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6203799654577">
                <text:p>13.62037996545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6827633851468">
                <text:p>13.6827633851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4332297063903">
                <text:p>13.43322970639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599585492228">
                <text:p>13.599585492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6203799654577">
                <text:p>13.62037996545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6827633851468">
                <text:p>13.68276338514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6827633851468">
                <text:p>13.6827633851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5164075993092">
                <text:p>13.5164075993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411744386874">
                <text:p>13.64117443868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5372020725389">
                <text:p>13.53720207253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45402417962">
                <text:p>13.45402417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5787910189983">
                <text:p>13.57879101899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599585492228">
                <text:p>13.5995854922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6203799654577">
                <text:p>13.62037996545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7035578583765">
                <text:p>13.70355785837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3916407599309">
                <text:p>13.3916407599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7035578583765">
                <text:p>13.70355785837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6411744386874">
                <text:p>13.64117443868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6619689119171">
                <text:p>13.6619689119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6619689119171">
                <text:p>13.6619689119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